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7e6b" officeooo:paragraph-rsid="00137e6b"/>
    </style:style>
    <style:style style:name="P2" style:family="paragraph" style:parent-style-name="Standard">
      <style:text-properties officeooo:paragraph-rsid="00137e6b"/>
    </style:style>
    <style:style style:name="P3" style:family="paragraph" style:parent-style-name="Standard">
      <style:text-properties officeooo:rsid="0014dd12" officeooo:paragraph-rsid="0014dd12"/>
    </style:style>
    <style:style style:name="P4" style:family="paragraph" style:parent-style-name="Standard">
      <style:text-properties officeooo:rsid="001800f0" officeooo:paragraph-rsid="001800f0"/>
    </style:style>
    <style:style style:name="P5" style:family="paragraph" style:parent-style-name="Standard">
      <style:text-properties officeooo:rsid="001b3a02" officeooo:paragraph-rsid="001b3a02"/>
    </style:style>
    <style:style style:name="P6" style:family="paragraph" style:parent-style-name="Standard">
      <style:text-properties officeooo:rsid="001be67d" officeooo:paragraph-rsid="001be67d"/>
    </style:style>
    <style:style style:name="P7" style:family="paragraph" style:parent-style-name="Standard">
      <style:text-properties officeooo:rsid="001e6dd3" officeooo:paragraph-rsid="001e6dd3"/>
    </style:style>
    <style:style style:name="P8" style:family="paragraph" style:parent-style-name="Standard">
      <style:text-properties officeooo:paragraph-rsid="002080a8"/>
    </style:style>
    <style:style style:name="P9" style:family="paragraph" style:parent-style-name="Standard">
      <style:text-properties fo:font-style="italic" officeooo:rsid="00137e6b" officeooo:paragraph-rsid="00137e6b" style:font-style-asian="italic" style:font-style-complex="italic"/>
    </style:style>
    <style:style style:name="P10" style:family="paragraph" style:parent-style-name="Standard">
      <style:text-properties fo:font-style="italic" officeooo:rsid="0063c391" officeooo:paragraph-rsid="0063c391" style:font-style-asian="italic" style:font-style-complex="italic"/>
    </style:style>
    <style:style style:name="P11" style:family="paragraph" style:parent-style-name="Standard">
      <style:text-properties officeooo:paragraph-rsid="001b3a02"/>
    </style:style>
    <style:style style:name="P12" style:family="paragraph" style:parent-style-name="Standard">
      <style:text-properties officeooo:paragraph-rsid="00274d74"/>
    </style:style>
    <style:style style:name="P13" style:family="paragraph" style:parent-style-name="Standard">
      <style:text-properties officeooo:rsid="002b2ca1" officeooo:paragraph-rsid="002b2ca1"/>
    </style:style>
    <style:style style:name="P14" style:family="paragraph" style:parent-style-name="Standard">
      <style:text-properties officeooo:rsid="0030b32e" officeooo:paragraph-rsid="0030b32e"/>
    </style:style>
    <style:style style:name="P15" style:family="paragraph" style:parent-style-name="Standard">
      <style:text-properties officeooo:rsid="00335d15" officeooo:paragraph-rsid="00335d15"/>
    </style:style>
    <style:style style:name="P16" style:family="paragraph" style:parent-style-name="Standard">
      <style:text-properties officeooo:rsid="00390751" officeooo:paragraph-rsid="00390751"/>
    </style:style>
    <style:style style:name="P17" style:family="paragraph" style:parent-style-name="Standard">
      <style:text-properties officeooo:paragraph-rsid="003bec51"/>
    </style:style>
    <style:style style:name="P18" style:family="paragraph" style:parent-style-name="Standard">
      <style:text-properties officeooo:rsid="00457f2f" officeooo:paragraph-rsid="00457f2f"/>
    </style:style>
    <style:style style:name="P19" style:family="paragraph" style:parent-style-name="Standard">
      <style:text-properties fo:font-style="normal" officeooo:rsid="004a728e" officeooo:paragraph-rsid="004a728e" style:font-style-asian="normal" style:font-style-complex="normal"/>
    </style:style>
    <style:style style:name="P20" style:family="paragraph" style:parent-style-name="Standard">
      <style:text-properties fo:font-style="normal" officeooo:rsid="004a97ce" officeooo:paragraph-rsid="004a97ce" style:font-style-asian="normal" style:font-style-complex="normal"/>
    </style:style>
    <style:style style:name="P21" style:family="paragraph" style:parent-style-name="Standard">
      <style:text-properties fo:font-style="normal" officeooo:rsid="004a97ce" officeooo:paragraph-rsid="005cf5a2" style:font-style-asian="normal" style:font-style-complex="normal"/>
    </style:style>
    <style:style style:name="P22" style:family="paragraph" style:parent-style-name="Standard">
      <style:text-properties fo:font-style="normal" officeooo:rsid="004e43de" officeooo:paragraph-rsid="004e43de" style:font-style-asian="normal" style:font-style-complex="normal"/>
    </style:style>
    <style:style style:name="P23" style:family="paragraph" style:parent-style-name="Standard">
      <style:text-properties fo:font-style="normal" officeooo:rsid="005070ee" officeooo:paragraph-rsid="005070ee" style:font-style-asian="normal" style:font-style-complex="normal"/>
    </style:style>
    <style:style style:name="P24" style:family="paragraph" style:parent-style-name="Standard">
      <style:text-properties fo:font-style="normal" officeooo:rsid="005070ee" officeooo:paragraph-rsid="005cf5a2" style:font-style-asian="normal" style:font-style-complex="normal"/>
    </style:style>
    <style:style style:name="P25" style:family="paragraph" style:parent-style-name="Standard">
      <style:text-properties fo:font-style="normal" officeooo:rsid="005289f6" officeooo:paragraph-rsid="005289f6" style:font-style-asian="normal" style:font-style-complex="normal"/>
    </style:style>
    <style:style style:name="P26" style:family="paragraph" style:parent-style-name="Standard">
      <style:text-properties fo:font-style="normal" officeooo:rsid="00542856" officeooo:paragraph-rsid="00542856" style:font-style-asian="normal" style:font-style-complex="normal"/>
    </style:style>
    <style:style style:name="P27" style:family="paragraph" style:parent-style-name="Standard">
      <style:text-properties fo:font-style="normal" officeooo:rsid="00566e94" officeooo:paragraph-rsid="00566e94" style:font-style-asian="normal" style:font-style-complex="normal"/>
    </style:style>
    <style:style style:name="P28" style:family="paragraph" style:parent-style-name="Standard">
      <style:text-properties fo:font-style="normal" officeooo:rsid="005faba3" officeooo:paragraph-rsid="005faba3" style:font-style-asian="normal" style:font-style-complex="normal"/>
    </style:style>
    <style:style style:name="P29" style:family="paragraph" style:parent-style-name="Standard">
      <style:text-properties fo:font-style="normal" officeooo:rsid="0061011f" officeooo:paragraph-rsid="0061011f" style:font-style-asian="normal" style:font-style-complex="normal"/>
    </style:style>
    <style:style style:name="P30" style:family="paragraph" style:parent-style-name="Standard">
      <style:text-properties fo:font-style="normal" officeooo:rsid="0061de05" officeooo:paragraph-rsid="0061de05" style:font-style-asian="normal" style:font-style-complex="normal"/>
    </style:style>
    <style:style style:name="P31" style:family="paragraph" style:parent-style-name="Standard">
      <style:text-properties fo:font-style="normal" officeooo:rsid="0065bb14" officeooo:paragraph-rsid="0065bb14" style:font-style-asian="normal" style:font-style-complex="normal"/>
    </style:style>
    <style:style style:name="P32" style:family="paragraph" style:parent-style-name="Standard">
      <style:text-properties fo:font-style="normal" officeooo:rsid="006811ab" officeooo:paragraph-rsid="006811ab" style:font-style-asian="normal" style:font-style-complex="normal"/>
    </style:style>
    <style:style style:name="P33" style:family="paragraph" style:parent-style-name="Standard">
      <style:text-properties fo:font-style="normal" officeooo:rsid="00689ca9" officeooo:paragraph-rsid="00689ca9" style:font-style-asian="normal" style:font-style-complex="normal"/>
    </style:style>
    <style:style style:name="P34" style:family="paragraph" style:parent-style-name="Standard">
      <style:text-properties fo:font-style="normal" officeooo:rsid="006d27d6" officeooo:paragraph-rsid="006d27d6" style:font-style-asian="normal" style:font-style-complex="normal"/>
    </style:style>
    <style:style style:name="P35" style:family="paragraph" style:parent-style-name="Standard">
      <style:text-properties fo:font-style="normal" officeooo:rsid="00776c2c" officeooo:paragraph-rsid="00776c2c" style:font-style-asian="normal" style:font-style-complex="normal"/>
    </style:style>
    <style:style style:name="P36" style:family="paragraph" style:parent-style-name="Standard">
      <style:text-properties fo:font-style="normal" officeooo:rsid="007868ce" officeooo:paragraph-rsid="007868ce" style:font-style-asian="normal" style:font-style-complex="normal"/>
    </style:style>
    <style:style style:name="P37" style:family="paragraph" style:parent-style-name="Standard">
      <style:text-properties fo:font-style="normal" officeooo:rsid="007370a3" officeooo:paragraph-rsid="007370a3" style:font-style-asian="normal" style:font-style-complex="normal"/>
    </style:style>
    <style:style style:name="P38" style:family="paragraph" style:parent-style-name="Standard">
      <style:text-properties officeooo:paragraph-rsid="005cf5a2"/>
    </style:style>
    <style:style style:name="P39" style:family="paragraph" style:parent-style-name="Standard">
      <style:text-properties officeooo:paragraph-rsid="0063c391"/>
    </style:style>
    <style:style style:name="P40" style:family="paragraph" style:parent-style-name="Standard">
      <style:text-properties officeooo:paragraph-rsid="0065bb14"/>
    </style:style>
    <style:style style:name="P41" style:family="paragraph" style:parent-style-name="Standard">
      <style:text-properties officeooo:rsid="00756b1f" officeooo:paragraph-rsid="00756b1f"/>
    </style:style>
    <style:style style:name="P42" style:family="paragraph" style:parent-style-name="Standard">
      <style:text-properties officeooo:rsid="00756b1f" officeooo:paragraph-rsid="0078f4a7"/>
    </style:style>
    <style:style style:name="P43" style:family="paragraph" style:parent-style-name="Standard">
      <style:text-properties officeooo:paragraph-rsid="0079d9bb"/>
    </style:style>
    <style:style style:name="P44" style:family="paragraph" style:parent-style-name="Standard">
      <style:text-properties officeooo:paragraph-rsid="0078f4a7"/>
    </style:style>
    <style:style style:name="T1" style:family="text">
      <style:text-properties officeooo:rsid="00166f1e"/>
    </style:style>
    <style:style style:name="T2" style:family="text">
      <style:text-properties officeooo:rsid="0018caa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242bf" style:font-style-asian="italic" style:font-style-complex="italic"/>
    </style:style>
    <style:style style:name="T5" style:family="text">
      <style:text-properties fo:font-style="italic" officeooo:rsid="00137e6b" style:font-style-asian="italic" style:font-style-complex="italic"/>
    </style:style>
    <style:style style:name="T6" style:family="text">
      <style:text-properties fo:font-style="italic" officeooo:rsid="001b3a02" style:font-style-asian="italic" style:font-style-complex="italic"/>
    </style:style>
    <style:style style:name="T7" style:family="text">
      <style:text-properties fo:font-style="italic" officeooo:rsid="001feccd" style:font-style-asian="italic" style:font-style-complex="italic"/>
    </style:style>
    <style:style style:name="T8" style:family="text">
      <style:text-properties fo:font-style="italic" officeooo:rsid="003618c1" style:font-style-asian="italic" style:font-style-complex="italic"/>
    </style:style>
    <style:style style:name="T9" style:family="text">
      <style:text-properties fo:font-style="italic" officeooo:rsid="003bec51" style:font-style-asian="italic" style:font-style-complex="italic"/>
    </style:style>
    <style:style style:name="T10" style:family="text">
      <style:text-properties fo:font-style="italic" officeooo:rsid="002080a8" style:font-style-asian="italic" style:font-style-complex="italic"/>
    </style:style>
    <style:style style:name="T11" style:family="text">
      <style:text-properties fo:font-style="italic" officeooo:rsid="00544958" style:font-style-asian="italic" style:font-style-complex="italic"/>
    </style:style>
    <style:style style:name="T12" style:family="text">
      <style:text-properties fo:font-style="italic" officeooo:rsid="005b312f" style:font-style-asian="italic" style:font-style-complex="italic"/>
    </style:style>
    <style:style style:name="T13" style:family="text">
      <style:text-properties fo:font-style="italic" officeooo:rsid="007370a3" style:font-style-asian="italic" style:font-style-complex="italic"/>
    </style:style>
    <style:style style:name="T14" style:family="text">
      <style:text-properties fo:font-style="italic" officeooo:rsid="00689ca9" style:font-style-asian="italic" style:font-style-complex="italic"/>
    </style:style>
    <style:style style:name="T15" style:family="text">
      <style:text-properties fo:font-style="italic" officeooo:rsid="0078f4a7" style:font-style-asian="italic" style:font-style-complex="italic"/>
    </style:style>
    <style:style style:name="T16" style:family="text">
      <style:text-properties fo:font-style="italic" officeooo:rsid="0079d9bb" style:font-style-asian="italic" style:font-style-complex="italic"/>
    </style:style>
    <style:style style:name="T17" style:family="text">
      <style:text-properties fo:font-style="italic" officeooo:rsid="00756b1f" style:font-style-asian="italic" style:font-style-complex="italic"/>
    </style:style>
    <style:style style:name="T18" style:family="text">
      <style:text-properties fo:font-style="italic" officeooo:rsid="007e8fa5" style:font-style-asian="italic" style:font-style-complex="italic"/>
    </style:style>
    <style:style style:name="T19" style:family="text">
      <style:text-properties fo:font-style="italic" officeooo:rsid="00854197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242bf" style:font-style-asian="normal" style:font-style-complex="normal"/>
    </style:style>
    <style:style style:name="T23" style:family="text">
      <style:text-properties fo:font-style="normal" officeooo:rsid="00137e6b" style:font-style-asian="normal" style:font-style-complex="normal"/>
    </style:style>
    <style:style style:name="T24" style:family="text">
      <style:text-properties fo:font-style="normal" officeooo:rsid="001feccd" style:font-style-asian="normal" style:font-style-complex="normal"/>
    </style:style>
    <style:style style:name="T25" style:family="text">
      <style:text-properties fo:font-style="normal" officeooo:rsid="002080a8" style:font-style-asian="normal" style:font-style-complex="normal"/>
    </style:style>
    <style:style style:name="T26" style:family="text">
      <style:text-properties fo:font-style="normal" officeooo:rsid="005cf5a2" style:font-style-asian="normal" style:font-style-complex="normal"/>
    </style:style>
    <style:style style:name="T27" style:family="text">
      <style:text-properties fo:font-style="normal" officeooo:rsid="005070ee" style:font-style-asian="normal" style:font-style-complex="normal"/>
    </style:style>
    <style:style style:name="T28" style:family="text">
      <style:text-properties fo:font-style="normal" officeooo:rsid="005df85f" style:font-style-asian="normal" style:font-style-complex="normal"/>
    </style:style>
    <style:style style:name="T29" style:family="text">
      <style:text-properties fo:font-style="normal" officeooo:rsid="006eae09" style:font-style-asian="normal" style:font-style-complex="normal"/>
    </style:style>
    <style:style style:name="T30" style:family="text">
      <style:text-properties fo:font-style="normal" officeooo:rsid="0063c391" style:font-style-asian="normal" style:font-style-complex="normal"/>
    </style:style>
    <style:style style:name="T31" style:family="text">
      <style:text-properties fo:font-style="normal" officeooo:rsid="00704691" style:font-style-asian="normal" style:font-style-complex="normal"/>
    </style:style>
    <style:style style:name="T32" style:family="text">
      <style:text-properties fo:font-style="normal" officeooo:rsid="0078f4a7" style:font-style-asian="normal" style:font-style-complex="normal"/>
    </style:style>
    <style:style style:name="T33" style:family="text">
      <style:text-properties fo:font-style="normal" officeooo:rsid="0079d9bb" style:font-style-asian="normal" style:font-style-complex="normal"/>
    </style:style>
    <style:style style:name="T34" style:family="text">
      <style:text-properties fo:font-style="normal" officeooo:rsid="00756b1f" style:font-style-asian="normal" style:font-style-complex="normal"/>
    </style:style>
    <style:style style:name="T35" style:family="text">
      <style:text-properties fo:font-style="normal" officeooo:rsid="0065bb14" style:font-style-asian="normal" style:font-style-complex="normal"/>
    </style:style>
    <style:style style:name="T36" style:family="text">
      <style:text-properties fo:font-style="normal" officeooo:rsid="007b8492" style:font-style-asian="normal" style:font-style-complex="normal"/>
    </style:style>
    <style:style style:name="T37" style:family="text">
      <style:text-properties fo:font-style="normal" fo:font-weight="normal" officeooo:rsid="0018caa1" style:font-style-asian="normal" style:font-weight-asian="normal" style:font-style-complex="normal" style:font-weight-complex="normal"/>
    </style:style>
    <style:style style:name="T38" style:family="text">
      <style:text-properties officeooo:rsid="001b3a02"/>
    </style:style>
    <style:style style:name="T39" style:family="text">
      <style:text-properties officeooo:rsid="001feccd"/>
    </style:style>
    <style:style style:name="T40" style:family="text">
      <style:text-properties officeooo:rsid="002080a8"/>
    </style:style>
    <style:style style:name="T41" style:family="text">
      <style:text-properties officeooo:rsid="002242bf"/>
    </style:style>
    <style:style style:name="T42" style:family="text">
      <style:text-properties officeooo:rsid="003bec51"/>
    </style:style>
    <style:style style:name="T43" style:family="text">
      <style:text-properties officeooo:rsid="003dd0ae"/>
    </style:style>
    <style:style style:name="T44" style:family="text">
      <style:text-properties officeooo:rsid="003ecd0d"/>
    </style:style>
    <style:style style:name="T45" style:family="text">
      <style:text-properties officeooo:rsid="004771d2"/>
    </style:style>
    <style:style style:name="T46" style:family="text">
      <style:text-properties officeooo:rsid="0050285b"/>
    </style:style>
    <style:style style:name="T47" style:family="text">
      <style:text-properties officeooo:rsid="00542856"/>
    </style:style>
    <style:style style:name="T48" style:family="text">
      <style:text-properties officeooo:rsid="005db7f5"/>
    </style:style>
    <style:style style:name="T49" style:family="text">
      <style:text-properties officeooo:rsid="0060ad39"/>
    </style:style>
    <style:style style:name="T50" style:family="text">
      <style:text-properties officeooo:rsid="0065bb14"/>
    </style:style>
    <style:style style:name="T51" style:family="text">
      <style:text-properties officeooo:rsid="00689ca9"/>
    </style:style>
    <style:style style:name="T52" style:family="text">
      <style:text-properties officeooo:rsid="006b57ba"/>
    </style:style>
    <style:style style:name="T53" style:family="text">
      <style:text-properties officeooo:rsid="007d6a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FRAIN : <text:span text:style-name="T2">(Giornata)</text:span></text:p>
      <text:p text:style-name="P9">Buongiorno amici</text:p>
      <text:p text:style-name="P9">Siamo a qui</text:p>
      <text:p text:style-name="P9">Nella Pizzeria :</text:p>
      <text:p text:style-name="P9">Spaghetti e Pizza</text:p>
      <text:p text:style-name="P9"/>
      <text:p text:style-name="P2"><text:span text:style-name="T4">(</text:span><text:span text:style-name="T22">les </text:span><text:span text:style-name="T5">gelati</text:span><text:span text:style-name="T23"> de Luigi</text:span></text:p>
      <text:p text:style-name="P9"><text:span text:style-name="T41">sono i </text:span>migliori<text:span text:style-name="T41">)</text:span></text:p>
      <text:p text:style-name="P9"/>
      <text:p text:style-name="P9">Vuole regina ?</text:p>
      <text:p text:style-name="P9">O tomato rossa ?</text:p>
      <text:p text:style-name="P9">Ma ma mia</text:p>
      <text:p text:style-name="P9">Sono fecilita !</text:p>
      <text:p text:style-name="P1"/>
      <text:p text:style-name="P1"/>
      <text:p text:style-name="P1">C<text:span text:style-name="T1">OUPLET 1 :</text:span><text:span text:style-name="T37"> (Note)</text:span></text:p>
      <text:p text:style-name="P5">D’ja minuit <text:span text:style-name="T20">passato</text:span></text:p>
      <text:p text:style-name="P11"><text:span text:style-name="T38">C’est l’heure de </text:span><text:span text:style-name="T6">cui</text:span><text:span text:style-name="T18">da</text:span><text:span text:style-name="T6">ato</text:span></text:p>
      <text:p text:style-name="P11"><text:span text:style-name="T6">Cos’è questo bruito</text:span><text:span text:style-name="T38"> ?</text:span></text:p>
      <text:p text:style-name="P4"><text:span text:style-name="T3">Un dos tres quatro</text:span> ?</text:p>
      <text:p text:style-name="P6">Des <text:span text:style-name="T3">mafioso</text:span> !</text:p>
      <text:p text:style-name="P6"/>
      <text:p text:style-name="P7"><text:span text:style-name="T3">Alerta Rossa</text:span><text:span text:style-name="T21"> :</text:span></text:p>
      <text:p text:style-name="P14">Ces <text:span text:style-name="T3">gros</text:span><text:span text:style-name="T8">si</text:span><text:span text:style-name="T3"> bastardi</text:span></text:p>
      <text:p text:style-name="P12"><text:span text:style-name="T39">Y’m demandent des </text:span><text:span text:style-name="T7">soldis </text:span><text:span text:style-name="T24">:</text:span></text:p>
      <text:p text:style-name="P13">5000 balles pour <text:span text:style-name="T3">domani</text:span>.</text:p>
      <text:p text:style-name="P15">« Jpourrai jamais v<text:span text:style-name="T43">ous payer a tempi »</text:span></text:p>
      <text:p text:style-name="P16"><text:span text:style-name="T44">L</text:span>eur ai-<text:span text:style-name="T44">je</text:span> dit.</text:p>
      <text:p text:style-name="P13"/>
      <text:p text:style-name="P8"><text:span text:style-name="T10">Mamamia</text:span><text:span text:style-name="T40">, Je</text:span></text:p>
      <text:p text:style-name="P8"><text:span text:style-name="T40">Veux pas </text:span><text:span text:style-name="T10">morrire</text:span><text:span text:style-name="T25">.</text:span><text:span text:style-name="T40"><text:line-break/>Laissez moi tranquille,</text:span></text:p>
      <text:p text:style-name="P17"><text:span text:style-name="T42">J’ai que </text:span><text:span text:style-name="T9">quaranta anni</text:span><text:span text:style-name="T42"> !</text:span></text:p>
      <text:p text:style-name="P17"/>
      <text:p text:style-name="P18">[REFRAIN]</text:p>
      <text:p text:style-name="P18"/>
      <text:p text:style-name="P18">COUPLET 2 : <text:span text:style-name="T45">(Note)</text:span></text:p>
      <text:p text:style-name="P20">Ils <text:span text:style-name="T46">m’entraînent</text:span></text:p>
      <text:p text:style-name="P22">Jusqu’au bout de la <text:span text:style-name="T3">n</text:span><text:span text:style-name="T19">uote</text:span></text:p>
      <text:p text:style-name="P19">Les mafieux de minuit</text:p>
      <text:p text:style-name="P25"><text:span text:style-name="T47">J’</text:span>veux <text:span text:style-name="T47">juste </text:span>me <text:span text:style-name="T3">riposa</text:span></text:p>
      <text:p text:style-name="P25"><text:span text:style-name="T3">A casa mia</text:span> :</text:p>
      <text:p text:style-name="P26">Faites <text:span text:style-name="T3">un</text:span><text:span text:style-name="T11">a</text:span><text:span text:style-name="T3"> pausa</text:span></text:p>
      <text:p text:style-name="P27">De <text:span text:style-name="T12">questo bordela</text:span></text:p>
      <text:p text:style-name="P25"/>
      <text:p text:style-name="P21">J’appelle Pepino :</text:p>
      <text:p text:style-name="P20">Zero Sette</text:p>
      <text:p text:style-name="P20">Setanta nuove</text:p>
      <text:p text:style-name="P24">« Pitié <text:span text:style-name="T48">Guiseppe,</text:span></text:p>
      <text:p text:style-name="P38"><text:span text:style-name="T26">Venez</text:span><text:span text:style-name="T27"> me sal</text:span><text:span text:style-name="T28">vare</text:span><text:span text:style-name="T27"> ! »</text:span></text:p>
      <text:p text:style-name="P23"/>
      <text:p text:style-name="P23"/>
      <text:p text:style-name="P28"><text:soft-page-break/>Les mafieux me regardent</text:p>
      <text:p text:style-name="P28">Droit dans les yeux</text:p>
      <text:p text:style-name="P28">« <text:span text:style-name="T49">Demain dernier délai »</text:span></text:p>
      <text:p text:style-name="P29">Jsuis dans la merda !</text:p>
      <text:p text:style-name="P29">Comment jvais men <text:span text:style-name="T3">sortira</text:span> !</text:p>
      <text:p text:style-name="P29"/>
      <text:p text:style-name="P30">[REFRAIN]</text:p>
      <text:p text:style-name="P30"/>
      <text:p text:style-name="P30">COUPLET 3 :</text:p>
      <text:p text:style-name="P30">Oh mon <text:span text:style-name="T3">Diocco</text:span> <text:span text:style-name="T52">je </text:span>suis terminé :</text:p>
      <text:p text:style-name="P39"><text:span text:style-name="T30">T</text:span><text:span text:style-name="T29">oujours</text:span><text:span text:style-name="T30"> pas de quoi </text:span><text:span text:style-name="T31">les </text:span><text:span text:style-name="T30">payer.</text:span></text:p>
      <text:p text:style-name="P34">Dans un élan de rage</text:p>
      <text:p text:style-name="P10">« <text:span text:style-name="T50">La mafia e una montagna di merda ! »</text:span></text:p>
      <text:p text:style-name="P40"><text:span text:style-name="T35">Ai-je b</text:span><text:span text:style-name="T36">alancé.</text:span></text:p>
      <text:p text:style-name="P31"/>
      <text:p text:style-name="P32">Le blond regarde le brun</text:p>
      <text:p text:style-name="P35">Avec l’envie<text:span text:style-name="T51"> d’me </text:span><text:span text:style-name="T14">buttare</text:span><text:span text:style-name="T51">.</text:span></text:p>
      <text:p text:style-name="P36">Pris de panique, je fis un pas en arrière</text:p>
      <text:p text:style-name="P36">« Ne bouge pas » l’un d’eux venait-<text:span text:style-name="T53">il</text:span> de hurler</text:p>
      <text:p text:style-name="P33"/>
      <text:p text:style-name="P37">Il sort son AK-Quaranta Sette</text:p>
      <text:p text:style-name="P41"><text:span text:style-name="T13">E </text:span><text:span text:style-name="T3">era</text:span><text:span text:style-name="T21"> la dernière fois</text:span></text:p>
      <text:p text:style-name="P42"><text:span text:style-name="T32">De ma </text:span><text:span text:style-name="T15">vita</text:span></text:p>
      <text:p text:style-name="P44"><text:span text:style-name="T34">Que j’ai </text:span><text:span text:style-name="T17">cri</text:span><text:span text:style-name="T15">ate</text:span></text:p>
      <text:p text:style-name="P43"><text:span text:style-name="T33"><text:s/>De toutes mes </text:span><text:span text:style-name="T16">forze</text:span><text:span text:style-name="T33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5T15:32:14.112000000</meta:creation-date>
    <meta:generator>LibreOffice/6.3.4.2$Windows_X86_64 LibreOffice_project/60da17e045e08f1793c57c00ba83cdfce946d0aa</meta:generator>
    <dc:date>2021-12-24T13:35:31.449000000</dc:date>
    <meta:editing-duration>PT1H29M4S</meta:editing-duration>
    <meta:editing-cycles>106</meta:editing-cycles>
    <meta:document-statistic meta:table-count="0" meta:image-count="0" meta:object-count="0" meta:page-count="2" meta:paragraph-count="61" meta:word-count="246" meta:character-count="1236" meta:non-whitespace-character-count="1050"/>
  </office:meta>
</office:document-meta>
</file>